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1.621cm" fo:min-width="2.00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13cm" fo:min-width="0.73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986cm" fo:min-width="3.27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669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02cm" fo:min-width="0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1.621cm" fo:min-width="3.27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" svg:stroke-width="0.035cm" draw:marker-start-width="0.252cm" draw:marker-end="Linienspitzen_20_1" draw:marker-end-width="0.352cm" svg:stroke-linecap="butt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ash" svg:stroke-width="0.035cm" draw:marker-start-width="0.252cm" draw:marker-end="Linienspitzen_20_3" draw:marker-end-width="0.352cm" svg:stroke-linecap="butt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Linienspitzen_20_4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Linienspitzen_20_5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Linienspitzen_20_6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Long_20_Dash" svg:stroke-width="0.035cm" draw:marker-start-width="0.252cm" draw:marker-end-width="0.252cm" svg:stroke-linecap="butt" draw:fill="none" loext:fill-use-slide-background="false" draw:textarea-horizontal-align="justify" draw:textarea-vertical-align="middle" draw:auto-grow-height="false" fo:min-height="0.986cm" fo:min-width="2.323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="Linienspitzen_20_11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3.627cm"/>
      <style:paragraph-properties style:writing-mode="lr-tb"/>
    </style:style>
    <style:style style:name="gr16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385cm" fo:min-width="4.262cm"/>
      <style:paragraph-properties style:writing-mode="lr-tb"/>
    </style:style>
    <style:style style:name="gr17" style:family="graphic" style:parent-style-name="standard" style:list-style-name="L1">
      <style:graphic-properties draw:stroke="none" draw:fill="none" loext:fill-use-slide-background="false" draw:textarea-horizontal-align="justify" draw:textarea-vertical-align="top" draw:auto-grow-height="false" fo:min-height="2.608cm" fo:min-width="2.675cm"/>
      <style:paragraph-properties style:writing-mode="lr-tb"/>
    </style:style>
    <style:style style:name="gr18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385cm" fo:min-width="1.722cm"/>
      <style:paragraph-properties style:writing-mode="lr-tb"/>
    </style:style>
    <style:style style:name="gr19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1.654cm" fo:min-width="0.77cm"/>
      <style:paragraph-properties style:writing-mode="lr-tb"/>
    </style:style>
    <style:style style:name="gr20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703cm" fo:min-width="1.405cm"/>
      <style:paragraph-properties style:writing-mode="lr-tb"/>
    </style:style>
    <style:style style:name="gr21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702cm" fo:min-width="3.31cm"/>
      <style:paragraph-properties style:writing-mode="lr-tb"/>
    </style:style>
    <style:style style:name="gr22" style:family="graphic" style:parent-style-name="objectwithoutfill">
      <style:graphic-properties svg:stroke-width="0.035cm" draw:marker-start-width="0.252cm" draw:marker-end="Linienspitzen_20_13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1">
      <style:graphic-properties draw:stroke="dash" draw:stroke-dash="Long_20_Dash" svg:stroke-width="0.035cm" draw:marker-start-width="0.252cm" draw:marker-end-width="0.252cm" svg:stroke-linecap="butt" draw:fill="none" loext:fill-use-slide-background="false" draw:textarea-horizontal-align="justify" draw:textarea-vertical-align="middle" draw:auto-grow-height="false" fo:min-height="0.986cm" fo:min-width="2.323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385cm" fo:min-width="4.262cm"/>
      <style:paragraph-properties style:writing-mode="lr-tb"/>
    </style:style>
    <style:style style:name="gr26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1.02cm" fo:min-width="7.12cm"/>
      <style:paragraph-properties style:writing-mode="lr-tb"/>
    </style:style>
    <style:style style:name="gr27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551cm" fo:min-width="1.405cm"/>
      <style:paragraph-properties style:writing-mode="lr-tb"/>
    </style:style>
    <style:style style:name="gr28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702cm" fo:min-width="3.31cm"/>
      <style:paragraph-properties style:writing-mode="lr-tb"/>
    </style:style>
    <style:style style:name="gr2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 style:list-style-name="L1">
      <style:graphic-properties draw:stroke="dash" draw:stroke-dash="Long_20_Dash" svg:stroke-width="0.035cm" draw:marker-start-width="0.252cm" draw:marker-end-width="0.252cm" svg:stroke-linecap="butt" draw:fill="none" loext:fill-use-slide-background="false" draw:textarea-horizontal-align="justify" draw:textarea-vertical-align="middle" draw:auto-grow-height="false" fo:min-height="0.986cm" fo:min-width="2.32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385cm" fo:min-width="4.262cm"/>
      <style:paragraph-properties style:writing-mode="lr-tb"/>
    </style:style>
    <style:style style:name="gr33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703cm" fo:min-width="1.405cm"/>
      <style:paragraph-properties style:writing-mode="lr-tb"/>
    </style:style>
    <style:style style:name="gr34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702cm" fo:min-width="3.31cm"/>
      <style:paragraph-properties style:writing-mode="lr-tb"/>
    </style:style>
    <style:style style:name="gr35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1.02cm" fo:min-width="2.358cm"/>
      <style:paragraph-properties style:writing-mode="lr-tb"/>
    </style:style>
    <style:style style:name="gr36" style:family="graphic" style:parent-style-name="objectwithoutfill">
      <style:graphic-properties draw:stroke="dash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4.58cm"/>
      <style:paragraph-properties style:writing-mode="lr-tb"/>
    </style:style>
    <style:style style:name="gr3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5.85cm"/>
      <style:paragraph-properties style:writing-mode="lr-tb"/>
    </style:style>
    <style:style style:name="P1" style:family="paragraph">
      <style:paragraph-properties fo:text-align="center"/>
      <style:text-properties style:font-name="CMU Serif" fo:font-weight="bold" style:font-weight-asian="bold" style:font-weight-complex="bold"/>
    </style:style>
    <style:style style:name="P2" style:family="paragraph">
      <loext:graphic-properties draw:fill-color="#b4c7dc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/>
      <style:text-properties style:font-name="CMU Serif" fo:font-size="10pt" style:font-size-asian="10pt" style:font-size-complex="1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CMU Seri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CMU Serif" fo:font-weight="bold" style:font-weight-asian="bold" style:font-weight-complex="bold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start"/>
      <style:text-properties style:font-name="CMU Serif"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font-name="CMU Serif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CMU Serif"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CMU Serif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CMU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CMU Serif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CMU Serif" fo:font-weight="bold" style:font-weight-asian="bold" style:font-weight-complex="bold"/>
    </style:style>
    <style:style style:name="P21" style:family="paragraph">
      <loext:graphic-properties draw:fill-color="#3465a4"/>
      <style:paragraph-properties fo:text-align="center"/>
    </style:style>
    <style:style style:name="P22" style:family="paragraph">
      <style:paragraph-properties fo:text-align="start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3" style:family="paragraph">
      <loext:graphic-properties draw:fill="none"/>
      <style:paragraph-properties fo:text-align="start"/>
      <style:text-properties style:font-name="CMU Serif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CMU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CM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CMU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MU Serif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CMU Serif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font-name="CMU Serif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4cm" svg:height="1.905cm" svg:x="4.318cm" svg:y="18.097cm">
          <text:p text:style-name="P1"><text:span text:style-name="T1">Classifier</text:span></text:p>
          <text:p text:style-name="P1"><text:span text:style-name="T1">+</text:span></text:p>
          <text:p text:style-name="P1"><text:span text:style-name="T1">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635cm" svg:x="10.033cm" svg:y="17.14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.27cm" svg:height="0.635cm" svg:x="10.033cm" svg:y="16.6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.27cm" svg:height="0.635cm" svg:x="10.033cm" svg:y="16.0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6" draw:id="id6" draw:layer="layout" svg:width="3.81cm" svg:height="1.27cm" svg:x="14.478cm" svg:y="21.272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2.54cm" svg:height="1.905cm" svg:x="9.398cm" svg:y="18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2.337cm" svg:height="0.952cm" svg:x="9.601cm" svg:y="18.633cm">
          <draw:text-box>
            <text:p text:style-name="P5"><text:span text:style-name="T1">|</text:span><text:span text:style-name="T2">s</text:span><text:span text:style-name="T1">| = 1?</text:span></text:p>
          </draw:text-box>
        </draw:frame>
        <draw:custom-shape draw:style-name="gr6" draw:text-style-name="P2" xml:id="id4" draw:id="id4" draw:layer="layout" svg:width="3.81cm" svg:height="1.905cm" svg:x="14.478cm" svg:y="18.097cm">
          <text:p text:style-name="P5"><text:span text:style-name="T1">find 2 most similar texts per class in 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xml:id="id1" draw:id="id1" draw:layer="layout" svg:x1="5.588cm" svg:y1="16.827cm" svg:x2="9.715cm" svg:y2="16.827cm">
          <text:p/>
        </draw:line>
        <draw:line draw:style-name="gr7" draw:text-style-name="P7" xml:id="id3" draw:id="id3" draw:layer="layout" svg:x1="11.62cm" svg:y1="16.827cm" svg:x2="16.383cm" svg:y2="16.827cm">
          <text:p/>
        </draw:line>
        <draw:connector draw:style-name="gr8" draw:text-style-name="P7" draw:layer="layout" draw:type="line" svg:x1="5.588cm" svg:y1="16.827cm" svg:x2="5.588cm" svg:y2="18.097cm" draw:start-shape="id1" draw:start-glue-point="3" draw:end-shape="id2" draw:end-glue-point="0" svg:d="M5588 16827v1270" svg:viewBox="0 0 1 1271">
          <text:p/>
        </draw:connector>
        <draw:connector draw:style-name="gr9" draw:text-style-name="P7" draw:layer="layout" draw:type="line" svg:x1="16.383cm" svg:y1="16.827cm" svg:x2="16.383cm" svg:y2="18.097cm" draw:start-shape="id3" draw:start-glue-point="1" draw:end-shape="id4" draw:end-glue-point="0" svg:d="M16383 16827v1270" svg:viewBox="0 0 1 1271">
          <text:p/>
        </draw:connector>
        <draw:connector draw:style-name="gr10" draw:text-style-name="P7" draw:layer="layout" draw:type="line" svg:x1="6.858cm" svg:y1="19.049cm" svg:x2="9.398cm" svg:y2="19.05cm" draw:start-shape="id2" draw:start-glue-point="1" draw:end-shape="id5" draw:end-glue-point="5" svg:d="M6858 19049l2540 1" svg:viewBox="0 0 2541 2">
          <text:p/>
        </draw:connector>
        <draw:connector draw:style-name="gr11" draw:text-style-name="P7" draw:layer="layout" draw:type="line" svg:x1="11.938cm" svg:y1="19.05cm" svg:x2="14.478cm" svg:y2="19.049cm" draw:start-shape="id5" draw:start-glue-point="7" draw:end-shape="id4" draw:end-glue-point="3" svg:d="M11938 19050l2540-1" svg:viewBox="0 0 2541 2">
          <text:p/>
        </draw:connector>
        <draw:connector draw:style-name="gr12" draw:text-style-name="P7" draw:layer="layout" draw:type="line" svg:x1="16.383cm" svg:y1="20.002cm" svg:x2="16.383cm" svg:y2="21.272cm" draw:start-shape="id4" draw:start-glue-point="2" draw:end-shape="id6" draw:end-glue-point="0" svg:d="M16383 20002v1270" svg:viewBox="0 0 1 1271">
          <text:p/>
        </draw:connector>
        <draw:custom-shape draw:style-name="gr13" draw:text-style-name="P8" xml:id="id8" draw:id="id8" draw:layer="layout" svg:width="2.857cm" svg:height="1.27cm" svg:x="0.508cm" svg:y="21.272cm">
          <text:p text:style-name="P1"><text:span text:style-name="T1">predicted</text:span><text:span text:style-name="T1"><text:line-break/></text:span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0.541cm" svg:y1="21.921cm" svg:x2="3.365cm" svg:y2="21.907cm" draw:start-shape="id7" draw:start-glue-point="6" draw:end-shape="id8" draw:end-glue-point="1" svg:d="M10541 21921l-7176-14" svg:viewBox="0 0 7177 15">
          <text:p/>
        </draw:connector>
        <draw:custom-shape draw:style-name="gr15" draw:text-style-name="P10" draw:layer="layout" svg:width="4.127cm" svg:height="0.635cm" svg:x="5.588cm" svg:y="16.827cm">
          <text:p text:style-name="P9"><text:span text:style-name="T3">training examp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762cm" svg:height="0.635cm" svg:x="11.62cm" svg:y="16.827cm">
          <text:p text:style-name="P11"><text:span text:style-name="T4">few-shot examp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175cm" svg:height="2.858cm" svg:x="6.54cm" svg:y="18.415cm">
          <text:p text:style-name="P13"><text:span text:style-name="T5">set</text:span><text:span text:style-name="T4"> </text:span><text:span text:style-name="T2">s</text:span><text:span text:style-name="T4"> of</text:span><text:span text:style-name="T4"><text:line-break/></text:span><text:span text:style-name="T4">classes</text:span><text:span text:style-name="T2"><text:line-break/></text:span><text:span text:style-name="T4">(sorted by probability)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.222cm" svg:height="0.635cm" svg:x="11.938cm" svg:y="18.415cm">
          <text:p text:style-name="P13"><text:span text:style-name="T4">no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27cm" svg:height="1.904cm" svg:x="10.668cm" svg:y="20.003cm">
          <text:p text:style-name="P15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905cm" svg:height="0.953cm" svg:x="16.383cm" svg:y="20.002cm">
          <text:p text:style-name="P15"><text:span text:style-name="T4">prompt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81cm" svg:height="0.952cm" svg:x="8.763cm" svg:y="15.305cm">
          <text:p text:style-name="P17"><text:span text:style-name="T6">labelled 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9" draw:id="id9" draw:layer="layout" svg:width="2.857cm" svg:height="1.27cm" svg:x="0.508cm" svg:y="18.415cm">
          <text:p text:style-name="P1"><text:span text:style-name="T1">input</text:span></text:p>
          <text:p text:style-name="P1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draw:type="line" svg:x1="3.365cm" svg:y1="19.05cm" svg:x2="4.318cm" svg:y2="19.049cm" draw:start-shape="id9" draw:start-glue-point="1" draw:end-shape="id2" draw:end-glue-point="3" svg:d="M3365 19050l953-1" svg:viewBox="0 0 954 2">
          <text:p/>
        </draw:connector>
        <draw:custom-shape draw:style-name="gr23" draw:text-style-name="P2" xml:id="id11" draw:id="id11" draw:layer="layout" svg:width="2.54cm" svg:height="1.27cm" svg:x="4.318cm" svg:y="10.795cm">
          <text:p text:style-name="P1"><text:span text:style-name="T1">Class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635cm" svg:x="10.033cm" svg:y="9.5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.27cm" svg:height="0.635cm" svg:x="10.033cm" svg:y="8.9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.27cm" svg:height="0.635cm" svg:x="10.033cm" svg:y="8.4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4" draw:id="id14" draw:layer="layout" svg:width="3.81cm" svg:height="1.27cm" svg:x="14.478cm" svg:y="13.652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" draw:id="id13" draw:layer="layout" svg:width="3.81cm" svg:height="1.905cm" svg:x="14.478cm" svg:y="10.478cm">
          <text:p text:style-name="P5"><text:span text:style-name="T1">find 2 most similar texts per class in 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xml:id="id10" draw:id="id10" draw:layer="layout" svg:x1="5.588cm" svg:y1="9.207cm" svg:x2="9.715cm" svg:y2="9.207cm">
          <text:p/>
        </draw:line>
        <draw:line draw:style-name="gr7" draw:text-style-name="P7" xml:id="id12" draw:id="id12" draw:layer="layout" svg:x1="11.62cm" svg:y1="9.207cm" svg:x2="16.383cm" svg:y2="9.207cm">
          <text:p/>
        </draw:line>
        <draw:connector draw:style-name="gr8" draw:text-style-name="P7" draw:layer="layout" draw:type="line" svg:x1="5.588cm" svg:y1="9.207cm" svg:x2="5.588cm" svg:y2="10.795cm" draw:start-shape="id10" draw:start-glue-point="3" draw:end-shape="id11" draw:end-glue-point="0" svg:d="M5588 9207v1588" svg:viewBox="0 0 1 1589">
          <text:p/>
        </draw:connector>
        <draw:connector draw:style-name="gr9" draw:text-style-name="P7" draw:layer="layout" draw:type="line" svg:x1="16.383cm" svg:y1="9.207cm" svg:x2="16.383cm" svg:y2="10.478cm" draw:start-shape="id12" draw:start-glue-point="1" draw:end-shape="id13" draw:end-glue-point="0" svg:d="M16383 9207v1271" svg:viewBox="0 0 1 1272">
          <text:p/>
        </draw:connector>
        <draw:connector draw:style-name="gr10" draw:text-style-name="P7" draw:layer="layout" draw:type="line" svg:x1="6.858cm" svg:y1="11.43cm" svg:x2="14.478cm" svg:y2="11.43cm" draw:start-shape="id11" draw:start-glue-point="1" draw:end-shape="id13" draw:end-glue-point="3" svg:d="M6858 11430h7620" svg:viewBox="0 0 7621 1">
          <text:p/>
        </draw:connector>
        <draw:connector draw:style-name="gr12" draw:text-style-name="P7" draw:layer="layout" draw:type="line" svg:x1="16.383cm" svg:y1="12.383cm" svg:x2="16.383cm" svg:y2="13.652cm" draw:start-shape="id13" draw:start-glue-point="2" draw:end-shape="id14" draw:end-glue-point="0" svg:d="M16383 12383v1269" svg:viewBox="0 0 1 1270">
          <text:p/>
        </draw:connector>
        <draw:custom-shape draw:style-name="gr24" draw:text-style-name="P20" xml:id="id15" draw:id="id15" draw:layer="layout" svg:width="2.857cm" svg:height="1.27cm" svg:x="0.508cm" svg:y="13.652cm">
          <text:p text:style-name="P19"><text:span text:style-name="T1">predicted </text:span><text:span text:style-name="T1"><text:line-break/></text:span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4.478cm" svg:y1="14.287cm" svg:x2="3.365cm" svg:y2="14.287cm" draw:start-shape="id14" draw:start-glue-point="3" draw:end-shape="id15" draw:end-glue-point="1" svg:d="M14478 14287h-11113" svg:viewBox="0 0 11114 1">
          <text:p/>
        </draw:connector>
        <draw:custom-shape draw:style-name="gr15" draw:text-style-name="P10" draw:layer="layout" svg:width="4.127cm" svg:height="0.635cm" svg:x="5.588cm" svg:y="9.207cm">
          <text:p text:style-name="P9"><text:span text:style-name="T3">training exampl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4.762cm" svg:height="0.635cm" svg:x="11.62cm" svg:y="9.207cm">
          <text:p text:style-name="P11"><text:span text:style-name="T4">few-shot exampl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62cm" svg:height="1.27cm" svg:x="6.858cm" svg:y="10.795cm">
          <text:p text:style-name="P13"><text:span text:style-name="T5">set</text:span><text:span text:style-name="T4"> </text:span><text:span text:style-name="T2">s</text:span><text:span text:style-name="T4"> of best </text:span><text:span text:style-name="T2">k </text:span><text:span text:style-name="T4">classes</text:span></text:p>
          <text:p text:style-name="P13"><text:span text:style-name="T7">(</text:span><text:span text:style-name="T4">sorted by probability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905cm" svg:height="0.801cm" svg:x="16.383cm" svg:y="12.534cm">
          <text:p text:style-name="P15"><text:span text:style-name="T4">prompt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81cm" svg:height="0.952cm" svg:x="8.763cm" svg:y="7.685cm">
          <text:p text:style-name="P17"><text:span text:style-name="T6">labelled 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6" draw:id="id16" draw:layer="layout" svg:width="2.857cm" svg:height="1.27cm" svg:x="0.508cm" svg:y="10.795cm">
          <text:p text:style-name="P1"><text:span text:style-name="T1">input</text:span></text:p>
          <text:p text:style-name="P1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draw:type="line" svg:x1="3.365cm" svg:y1="11.43cm" svg:x2="4.318cm" svg:y2="11.43cm" draw:start-shape="id16" draw:start-glue-point="1" draw:end-shape="id11" draw:end-glue-point="3" svg:d="M3365 11430h953" svg:viewBox="0 0 954 1">
          <text:p/>
        </draw:connector>
        <draw:custom-shape draw:style-name="gr29" draw:text-style-name="P21" xml:id="id7" draw:id="id7" draw:layer="layout" svg:width="0.254cm" svg:height="0.254cm" svg:x="10.541cm" svg:y="21.79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0" draw:text-style-name="P7" draw:layer="layout" draw:type="line" svg:x1="10.668cm" svg:y1="20.002cm" svg:x2="10.668cm" svg:y2="21.793cm" draw:start-shape="id5" draw:start-glue-point="6" draw:end-shape="id7" draw:end-glue-point="8" svg:d="M10668 20002v1791" svg:viewBox="0 0 1 1792">
          <text:p/>
        </draw:connector>
        <draw:connector draw:style-name="gr30" draw:text-style-name="P7" draw:layer="layout" draw:type="line" svg:x1="14.478cm" svg:y1="21.907cm" svg:x2="10.795cm" svg:y2="21.921cm" draw:start-shape="id6" draw:start-glue-point="3" draw:end-shape="id7" draw:end-glue-point="10" svg:d="M14478 21907l-3683 14" svg:viewBox="0 0 3684 15">
          <text:p/>
        </draw:connector>
        <draw:custom-shape draw:style-name="gr2" draw:text-style-name="P3" draw:layer="layout" svg:width="1.27cm" svg:height="0.635cm" svg:x="10.033cm" svg:y="1.8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.27cm" svg:height="0.635cm" svg:x="10.033cm" svg:y="1.3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.27cm" svg:height="0.635cm" svg:x="10.033cm" svg:y="0.7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20" draw:id="id20" draw:layer="layout" svg:width="3.81cm" svg:height="1.27cm" svg:x="14.478cm" svg:y="6.032cm">
          <text:p text:style-name="P1"><text:span text:style-name="T1">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8" draw:id="id18" draw:layer="layout" svg:width="3.81cm" svg:height="1.905cm" svg:x="14.478cm" svg:y="2.857cm">
          <text:p text:style-name="P5"><text:span text:style-name="T1">find 2 most similar texts per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xml:id="id17" draw:id="id17" draw:layer="layout" svg:x1="11.62cm" svg:y1="1.522cm" svg:x2="16.383cm" svg:y2="1.522cm">
          <text:p/>
        </draw:line>
        <draw:connector draw:style-name="gr9" draw:text-style-name="P7" draw:layer="layout" draw:type="line" svg:x1="16.383cm" svg:y1="1.522cm" svg:x2="16.383cm" svg:y2="2.857cm" draw:start-shape="id17" draw:start-glue-point="1" draw:end-shape="id18" draw:end-glue-point="0" svg:d="M16383 1522v1335" svg:viewBox="0 0 1 1336">
          <text:p/>
        </draw:connector>
        <draw:connector draw:style-name="gr10" draw:text-style-name="P7" draw:layer="layout" draw:type="line" svg:x1="3.365cm" svg:y1="3.81cm" svg:x2="14.478cm" svg:y2="3.809cm" draw:start-shape="id19" draw:start-glue-point="1" draw:end-shape="id18" draw:end-glue-point="3" svg:d="M3365 3810l11113-1" svg:viewBox="0 0 11114 2">
          <text:p/>
        </draw:connector>
        <draw:connector draw:style-name="gr12" draw:text-style-name="P7" draw:layer="layout" draw:type="line" svg:x1="16.383cm" svg:y1="4.762cm" svg:x2="16.383cm" svg:y2="6.032cm" draw:start-shape="id18" draw:start-glue-point="2" draw:end-shape="id20" draw:end-glue-point="0" svg:d="M16383 4762v1270" svg:viewBox="0 0 1 1271">
          <text:p/>
        </draw:connector>
        <draw:custom-shape draw:style-name="gr31" draw:text-style-name="P20" xml:id="id21" draw:id="id21" draw:layer="layout" svg:width="2.857cm" svg:height="1.27cm" svg:x="0.508cm" svg:y="6.032cm">
          <text:p text:style-name="P19"><text:span text:style-name="T1">predicted </text:span><text:span text:style-name="T1"><text:line-break/></text:span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4.478cm" svg:y1="6.667cm" svg:x2="3.365cm" svg:y2="6.667cm" draw:start-shape="id20" draw:start-glue-point="3" draw:end-shape="id21" draw:end-glue-point="1" svg:d="M14478 6667h-11113" svg:viewBox="0 0 11114 1">
          <text:p/>
        </draw:connector>
        <draw:custom-shape draw:style-name="gr32" draw:text-style-name="P12" draw:layer="layout" svg:width="4.762cm" svg:height="0.635cm" svg:x="11.62cm" svg:y="1.522cm">
          <text:p text:style-name="P11"><text:span text:style-name="T4">few-shot exampl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905cm" svg:height="0.953cm" svg:x="16.383cm" svg:y="4.762cm">
          <text:p text:style-name="P15"><text:span text:style-name="T4">prompt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3.81cm" svg:height="0.952cm" svg:x="8.763cm" svg:y="0cm">
          <text:p text:style-name="P17"><text:span text:style-name="T6">labelled 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9" draw:id="id19" draw:layer="layout" svg:width="2.857cm" svg:height="1.27cm" svg:x="0.508cm" svg:y="3.175cm">
          <text:p text:style-name="P1"><text:span text:style-name="T1">input</text:span></text:p>
          <text:p text:style-name="P1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2.858cm" svg:height="1.27cm" svg:x="13.525cm" svg:y="4.762cm">
          <text:p text:style-name="P11"><text:span text:style-name="T4">sorted </text:span><text:span text:style-name="T2">k</text:span><text:span text:style-name="T4"> most similar</text:span></text:p>
          <draw:enhanced-geometry svg:viewBox="0 0 21600 21600" draw:type="rectangle" draw:enhanced-path="M 0 0 L 21600 0 21600 21600 0 21600 0 0 Z N"/>
        </draw:custom-shape>
        <draw:line draw:style-name="gr36" draw:text-style-name="P7" draw:layer="layout" svg:x1="0.508cm" svg:y1="15.24cm" svg:x2="18.288cm" svg:y2="15.24cm">
          <text:p/>
        </draw:line>
        <draw:line draw:style-name="gr36" draw:text-style-name="P7" draw:layer="layout" svg:x1="0.508cm" svg:y1="7.62cm" svg:x2="18.288cm" svg:y2="7.62cm">
          <text:p/>
        </draw:line>
        <draw:custom-shape draw:style-name="gr37" draw:text-style-name="P23" draw:layer="layout" svg:width="5.08cm" svg:height="1.27cm" svg:x="0.508cm" svg:y="15.24cm">
          <text:p text:style-name="P22"><text:span text:style-name="T8">c) </text:span><text:span text:style-name="T9">CICLe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5.08cm" svg:height="1.27cm" svg:x="0.508cm" svg:y="7.62cm">
          <text:p text:style-name="P22"><text:span text:style-name="T8">b) </text:span><text:span text:style-name="T9">MAX-</text:span><text:span text:style-name="T10">k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6.35cm" svg:height="1.27cm" svg:x="0.508cm" svg:y="0cm">
          <text:p text:style-name="P22"><text:span text:style-name="T8">a) </text:span><text:span text:style-name="T9">ALL/SIM-</text:span><text:span text:style-name="T10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20 20" svg:d="M0 20l10-20 10 20z"/>
    <draw:marker draw:name="Linienspitzen_20_13" draw:display-name="Linienspitzen 13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508cm" fo:margin-right="0.508cm" fo:page-width="18.79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8T09:32:36.845000000</meta:creation-date>
    <dc:date>2024-02-08T13:41:09.353000000</dc:date>
    <meta:editing-duration>PT4H8M29S</meta:editing-duration>
    <meta:editing-cycles>5</meta:editing-cycles>
    <meta:generator>LibreOffice/7.5.7.1$Windows_X86_64 LibreOffice_project/47eb0cf7efbacdee9b19ae25d6752381ede23126</meta:generator>
    <meta:document-statistic meta:object-count="71"/>
  </office:meta>
</office:document-meta>
</file>